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075973"/>
          <table:table-cell office:value-type="float" office:value="0.0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31.0"/>
          <table:table-cell office:value-type="float" office:value="4280.0"/>
          <table:table-cell office:value-type="float" office:value="1634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7.0"/>
          <table:table-cell office:value-type="float" office:value="9856.0"/>
          <table:table-cell office:value-type="float" office:value="7703.0"/>
          <table:table-cell office:value-type="float" office:value="7418.0"/>
          <table:table-cell office:value-type="float" office:value="1516.0"/>
          <table:table-cell office:value-type="float" office:value="8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129533"/>
          <table:table-cell office:value-type="float" office:value="0.0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0.0"/>
          <table:table-cell office:value-type="float" office:value="743.0"/>
          <table:table-cell office:value-type="float" office:value="4447.0"/>
          <table:table-cell office:value-type="float" office:value="17136.0"/>
          <table:table-cell office:value-type="float" office:value="41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13.0"/>
          <table:table-cell office:value-type="float" office:value="10262.0"/>
          <table:table-cell office:value-type="float" office:value="7973.0"/>
          <table:table-cell office:value-type="float" office:value="7736.0"/>
          <table:table-cell office:value-type="float" office:value="1541.0"/>
          <table:table-cell office:value-type="float" office:value="8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0872039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4367.0"/>
          <table:table-cell office:value-type="float" office:value="1675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86.0"/>
          <table:table-cell office:value-type="float" office:value="10036.0"/>
          <table:table-cell office:value-type="float" office:value="7838.0"/>
          <table:table-cell office:value-type="float" office:value="7548.0"/>
          <table:table-cell office:value-type="float" office:value="1522.0"/>
          <table:table-cell office:value-type="float" office:value="8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160994"/>
          <table:table-cell office:value-type="float" office:value="0.08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37.0"/>
          <table:table-cell office:value-type="float" office:value="2511.0"/>
          <table:table-cell office:value-type="float" office:value="3793.0"/>
          <table:table-cell office:value-type="float" office:value="14632.0"/>
          <table:table-cell office:value-type="float" office:value="41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40.0"/>
          <table:table-cell office:value-type="float" office:value="9227.0"/>
          <table:table-cell office:value-type="float" office:value="7144.0"/>
          <table:table-cell office:value-type="float" office:value="7134.0"/>
          <table:table-cell office:value-type="float" office:value="1486.0"/>
          <table:table-cell office:value-type="float" office:value="8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116082"/>
          <table:table-cell office:value-type="float" office:value="0.0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68.0"/>
          <table:table-cell office:value-type="float" office:value="4201.0"/>
          <table:table-cell office:value-type="float" office:value="162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52.0"/>
          <table:table-cell office:value-type="float" office:value="9911.0"/>
          <table:table-cell office:value-type="float" office:value="7694.0"/>
          <table:table-cell office:value-type="float" office:value="7562.0"/>
          <table:table-cell office:value-type="float" office:value="1514.0"/>
          <table:table-cell office:value-type="float" office:value="8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14631"/>
          <table:table-cell office:value-type="float" office:value="0.1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.0"/>
          <table:table-cell office:value-type="float" office:value="7025.0"/>
          <table:table-cell office:value-type="float" office:value="26600.0"/>
          <table:table-cell office:value-type="float" office:value="411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64.0"/>
          <table:table-cell office:value-type="float" office:value="14334.0"/>
          <table:table-cell office:value-type="float" office:value="11403.0"/>
          <table:table-cell office:value-type="float" office:value="10109.0"/>
          <table:table-cell office:value-type="float" office:value="1863.0"/>
          <table:table-cell office:value-type="float" office:value="8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159995"/>
          <table:table-cell office:value-type="float" office:value="0.1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8.0"/>
          <table:table-cell office:value-type="float" office:value="6926.0"/>
          <table:table-cell office:value-type="float" office:value="26216.0"/>
          <table:table-cell office:value-type="float" office:value="408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34.0"/>
          <table:table-cell office:value-type="float" office:value="14160.0"/>
          <table:table-cell office:value-type="float" office:value="11254.0"/>
          <table:table-cell office:value-type="float" office:value="9995.0"/>
          <table:table-cell office:value-type="float" office:value="1842.0"/>
          <table:table-cell office:value-type="float" office:value="8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155463"/>
          <table:table-cell office:value-type="float" office:value="0.1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6869.0"/>
          <table:table-cell office:value-type="float" office:value="25985.0"/>
          <table:table-cell office:value-type="float" office:value="40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5.0"/>
          <table:table-cell office:value-type="float" office:value="14058.0"/>
          <table:table-cell office:value-type="float" office:value="11182.0"/>
          <table:table-cell office:value-type="float" office:value="9924.0"/>
          <table:table-cell office:value-type="float" office:value="1844.0"/>
          <table:table-cell office:value-type="float" office:value="8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147925"/>
          <table:table-cell office:value-type="float" office:value="0.1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8.0"/>
          <table:table-cell office:value-type="float" office:value="7019.0"/>
          <table:table-cell office:value-type="float" office:value="26586.0"/>
          <table:table-cell office:value-type="float" office:value="42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68.0"/>
          <table:table-cell office:value-type="float" office:value="14336.0"/>
          <table:table-cell office:value-type="float" office:value="11405.0"/>
          <table:table-cell office:value-type="float" office:value="10113.0"/>
          <table:table-cell office:value-type="float" office:value="1879.0"/>
          <table:table-cell office:value-type="float" office:value="8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0.115635"/>
          <table:table-cell office:value-type="float" office:value="0.0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6979.0"/>
          <table:table-cell office:value-type="float" office:value="26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53.0"/>
          <table:table-cell office:value-type="float" office:value="14244.0"/>
          <table:table-cell office:value-type="float" office:value="11332.0"/>
          <table:table-cell office:value-type="float" office:value="10048.0"/>
          <table:table-cell office:value-type="float" office:value="1852.0"/>
          <table:table-cell office:value-type="float" office:value="8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134341"/>
          <table:table-cell office:value-type="float" office:value="0.07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4.0"/>
          <table:table-cell office:value-type="float" office:value="9116.0"/>
          <table:table-cell office:value-type="float" office:value="3623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81.0"/>
          <table:table-cell office:value-type="float" office:value="20478.0"/>
          <table:table-cell office:value-type="float" office:value="15372.0"/>
          <table:table-cell office:value-type="float" office:value="15182.0"/>
          <table:table-cell office:value-type="float" office:value="2637.0"/>
          <table:table-cell office:value-type="float" office:value="10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16313"/>
          <table:table-cell office:value-type="float" office:value="0.1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2.0"/>
          <table:table-cell office:value-type="float" office:value="8861.0"/>
          <table:table-cell office:value-type="float" office:value="35369.0"/>
          <table:table-cell office:value-type="float" office:value="418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90.0"/>
          <table:table-cell office:value-type="float" office:value="20146.0"/>
          <table:table-cell office:value-type="float" office:value="15065.0"/>
          <table:table-cell office:value-type="float" office:value="15034.0"/>
          <table:table-cell office:value-type="float" office:value="2571.0"/>
          <table:table-cell office:value-type="float" office:value="10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126543"/>
          <table:table-cell office:value-type="float" office:value="0.08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.0"/>
          <table:table-cell office:value-type="float" office:value="8961.0"/>
          <table:table-cell office:value-type="float" office:value="3567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41.0"/>
          <table:table-cell office:value-type="float" office:value="20271.0"/>
          <table:table-cell office:value-type="float" office:value="15206.0"/>
          <table:table-cell office:value-type="float" office:value="15098.0"/>
          <table:table-cell office:value-type="float" office:value="2613.0"/>
          <table:table-cell office:value-type="float" office:value="10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168705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1.0"/>
          <table:table-cell office:value-type="float" office:value="9261.0"/>
          <table:table-cell office:value-type="float" office:value="36813.0"/>
          <table:table-cell office:value-type="float" office:value="44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24.0"/>
          <table:table-cell office:value-type="float" office:value="20728.0"/>
          <table:table-cell office:value-type="float" office:value="15576.0"/>
          <table:table-cell office:value-type="float" office:value="15347.0"/>
          <table:table-cell office:value-type="float" office:value="2648.0"/>
          <table:table-cell office:value-type="float" office:value="10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143618"/>
          <table:table-cell office:value-type="float" office:value="0.09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0.0"/>
          <table:table-cell office:value-type="float" office:value="9197.0"/>
          <table:table-cell office:value-type="float" office:value="36576.0"/>
          <table:table-cell office:value-type="float" office:value="445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11.0"/>
          <table:table-cell office:value-type="float" office:value="20639.0"/>
          <table:table-cell office:value-type="float" office:value="15501.0"/>
          <table:table-cell office:value-type="float" office:value="15297.0"/>
          <table:table-cell office:value-type="float" office:value="2651.0"/>
          <table:table-cell office:value-type="float" office:value="10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174721"/>
          <table:table-cell office:value-type="float" office:value="0.1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1.0"/>
          <table:table-cell office:value-type="float" office:value="13002.0"/>
          <table:table-cell office:value-type="float" office:value="50932.0"/>
          <table:table-cell office:value-type="float" office:value="41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55.0"/>
          <table:table-cell office:value-type="float" office:value="26914.0"/>
          <table:table-cell office:value-type="float" office:value="20556.0"/>
          <table:table-cell office:value-type="float" office:value="19016.0"/>
          <table:table-cell office:value-type="float" office:value="3108.0"/>
          <table:table-cell office:value-type="float" office:value="10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173221"/>
          <table:table-cell office:value-type="float" office:value="0.1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3.0"/>
          <table:table-cell office:value-type="float" office:value="12932.0"/>
          <table:table-cell office:value-type="float" office:value="50665.0"/>
          <table:table-cell office:value-type="float" office:value="4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42.0"/>
          <table:table-cell office:value-type="float" office:value="26803.0"/>
          <table:table-cell office:value-type="float" office:value="20466.0"/>
          <table:table-cell office:value-type="float" office:value="18945.0"/>
          <table:table-cell office:value-type="float" office:value="3112.0"/>
          <table:table-cell office:value-type="float" office:value="10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0.185897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9.0"/>
          <table:table-cell office:value-type="float" office:value="13205.0"/>
          <table:table-cell office:value-type="float" office:value="51892.0"/>
          <table:table-cell office:value-type="float" office:value="41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88.0"/>
          <table:table-cell office:value-type="float" office:value="27375.0"/>
          <table:table-cell office:value-type="float" office:value="20860.0"/>
          <table:table-cell office:value-type="float" office:value="19351.0"/>
          <table:table-cell office:value-type="float" office:value="3147.0"/>
          <table:table-cell office:value-type="float" office:value="10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0.16316"/>
          <table:table-cell office:value-type="float" office:value="0.1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0.0"/>
          <table:table-cell office:value-type="float" office:value="12996.0"/>
          <table:table-cell office:value-type="float" office:value="50946.0"/>
          <table:table-cell office:value-type="float" office:value="42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53.0"/>
          <table:table-cell office:value-type="float" office:value="26927.0"/>
          <table:table-cell office:value-type="float" office:value="20557.0"/>
          <table:table-cell office:value-type="float" office:value="19031.0"/>
          <table:table-cell office:value-type="float" office:value="3116.0"/>
          <table:table-cell office:value-type="float" office:value="10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0.127364"/>
          <table:table-cell office:value-type="float" office:value="0.0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2.0"/>
          <table:table-cell office:value-type="float" office:value="13037.0"/>
          <table:table-cell office:value-type="float" office:value="51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57.0"/>
          <table:table-cell office:value-type="float" office:value="26989.0"/>
          <table:table-cell office:value-type="float" office:value="20603.0"/>
          <table:table-cell office:value-type="float" office:value="19072.0"/>
          <table:table-cell office:value-type="float" office:value="3105.0"/>
          <table:table-cell office:value-type="float" office:value="10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V3:.$V22])^2)^0.5" office:value-type="float"/>
          <table:table-cell table:number-matrix-columns-spanned="1" table:number-matrix-rows-spanned="1" table:formula="of:=SUM(([.C3:.C22]-[.$W3:.$W22])^2)^0.5" office:value-type="float"/>
          <table:table-cell table:number-matrix-columns-spanned="1" table:number-matrix-rows-spanned="1" table:formula="of:=SUM(([.D3:.D22]-[.$X3:.$X22])^2)^0.5" office:value-type="float"/>
          <table:table-cell table:number-matrix-columns-spanned="1" table:number-matrix-rows-spanned="1" table:formula="of:=SUM(([.E3:.E22]-[.$Y3:.$Y22])^2)^0.5" office:value-type="float"/>
          <table:table-cell table:number-matrix-columns-spanned="1" table:number-matrix-rows-spanned="1" table:formula="of:=SUM(([.F3:.F22]-[.$Z3:.$Z22])^2)^0.5" office:value-type="float"/>
          <table:table-cell table:number-matrix-columns-spanned="1" table:number-matrix-rows-spanned="1" table:formula="of:=SUM(([.G3:.G22]-[.$AA3:.$AA22])^2)^0.5" office:value-type="float"/>
          <table:table-cell table:number-matrix-columns-spanned="1" table:number-matrix-rows-spanned="1" table:formula="of:=SUM(([.H3:.H22]-[.$AB3:.$AB22])^2)^0.5" office:value-type="float"/>
          <table:table-cell table:number-matrix-columns-spanned="1" table:number-matrix-rows-spanned="1" table:formula="of:=SUM(([.I3:.I22]-[.$AC3:.$AC22])^2)^0.5" office:value-type="float"/>
          <table:table-cell table:number-matrix-columns-spanned="1" table:number-matrix-rows-spanned="1" table:formula="of:=SUM(([.J3:.J22]-[.$AD3:.$AD22])^2)^0.5" office:value-type="float"/>
          <table:table-cell table:number-matrix-columns-spanned="1" table:number-matrix-rows-spanned="1" table:formula="of:=SUM(([.K3:.K22]-[.$AE3:.$AE22])^2)^0.5" office:value-type="float"/>
          <table:table-cell table:number-matrix-columns-spanned="1" table:number-matrix-rows-spanned="1" table:formula="of:=SUM(([.L3:.L22]-[.$AF3:.$AF22])^2)^0.5" office:value-type="float"/>
          <table:table-cell table:number-matrix-columns-spanned="1" table:number-matrix-rows-spanned="1" table:formula="of:=SUM(([.M3:.M22]-[.$AG3:.$AG22])^2)^0.5" office:value-type="float"/>
          <table:table-cell table:number-matrix-columns-spanned="1" table:number-matrix-rows-spanned="1" table:formula="of:=SUM(([.N3:.N22]-[.$AH3:.$AH22])^2)^0.5" office:value-type="float"/>
          <table:table-cell table:number-matrix-columns-spanned="1" table:number-matrix-rows-spanned="1" table:formula="of:=SUM(([.O3:.O22]-[.$AI3:.$AI22])^2)^0.5" office:value-type="float"/>
          <table:table-cell table:number-matrix-columns-spanned="1" table:number-matrix-rows-spanned="1" table:formula="of:=SUM(([.P3:.P22]-[.$AJ3:.$AJ22])^2)^0.5" office:value-type="float"/>
          <table:table-cell table:number-matrix-columns-spanned="1" table:number-matrix-rows-spanned="1" table:formula="of:=SUM(([.Q3:.Q22]-[.$AK3:.$AK22])^2)^0.5" office:value-type="float"/>
          <table:table-cell table:number-matrix-columns-spanned="1" table:number-matrix-rows-spanned="1" table:formula="of:=SUM(([.R3:.R22]-[.$AL3:.$AL22])^2)^0.5" office:value-type="float"/>
          <table:table-cell table:number-matrix-columns-spanned="1" table:number-matrix-rows-spanned="1" table:formula="of:=SUM(([.S3:.S22]-[.$AM3:.$AM22])^2)^0.5" office:value-type="float"/>
          <table:table-cell table:number-matrix-columns-spanned="1" table:number-matrix-rows-spanned="1" table:formula="of:=SUM(([.T3:.T22]-[.$AN3:.$AN22])^2)^0.5" office:value-type="float"/>
          <table:table-cell table:number-matrix-columns-spanned="1" table:number-matrix-rows-spanned="1" table:formula="of:=SUM(([.U3:.U22]-[.$AO3:.$AO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V3:.$V22])" office:value-type="float"/>
          <table:table-cell table:number-matrix-columns-spanned="1" table:number-matrix-rows-spanned="1" table:formula="of:=SUM([.C3:.C22]=[.$W3:.$W22])" office:value-type="float"/>
          <table:table-cell table:number-matrix-columns-spanned="1" table:number-matrix-rows-spanned="1" table:formula="of:=SUM([.D3:.D22]=[.$X3:.$X22])" office:value-type="float"/>
          <table:table-cell table:number-matrix-columns-spanned="1" table:number-matrix-rows-spanned="1" table:formula="of:=SUM([.E3:.E22]=[.$Y3:.$Y22])" office:value-type="float"/>
          <table:table-cell table:number-matrix-columns-spanned="1" table:number-matrix-rows-spanned="1" table:formula="of:=SUM([.F3:.F22]=[.$Z3:.$Z22])" office:value-type="float"/>
          <table:table-cell table:number-matrix-columns-spanned="1" table:number-matrix-rows-spanned="1" table:formula="of:=SUM([.G3:.G22]=[.$AA3:.$AA22])" office:value-type="float"/>
          <table:table-cell table:number-matrix-columns-spanned="1" table:number-matrix-rows-spanned="1" table:formula="of:=SUM([.H3:.H22]=[.$AB3:.$AB22])" office:value-type="float"/>
          <table:table-cell table:number-matrix-columns-spanned="1" table:number-matrix-rows-spanned="1" table:formula="of:=SUM([.I3:.I22]=[.$AC3:.$AC22])" office:value-type="float"/>
          <table:table-cell table:number-matrix-columns-spanned="1" table:number-matrix-rows-spanned="1" table:formula="of:=SUM([.J3:.J22]=[.$AD3:.$AD22])" office:value-type="float"/>
          <table:table-cell table:number-matrix-columns-spanned="1" table:number-matrix-rows-spanned="1" table:formula="of:=SUM([.K3:.K22]=[.$AE3:.$AE22])" office:value-type="float"/>
          <table:table-cell table:number-matrix-columns-spanned="1" table:number-matrix-rows-spanned="1" table:formula="of:=SUM([.L3:.L22]=[.$AF3:.$AF22])" office:value-type="float"/>
          <table:table-cell table:number-matrix-columns-spanned="1" table:number-matrix-rows-spanned="1" table:formula="of:=SUM([.M3:.M22]=[.$AG3:.$AG22])" office:value-type="float"/>
          <table:table-cell table:number-matrix-columns-spanned="1" table:number-matrix-rows-spanned="1" table:formula="of:=SUM([.N3:.N22]=[.$AH3:.$AH22])" office:value-type="float"/>
          <table:table-cell table:number-matrix-columns-spanned="1" table:number-matrix-rows-spanned="1" table:formula="of:=SUM([.O3:.O22]=[.$AI3:.$AI22])" office:value-type="float"/>
          <table:table-cell table:number-matrix-columns-spanned="1" table:number-matrix-rows-spanned="1" table:formula="of:=SUM([.P3:.P22]=[.$AJ3:.$AJ22])" office:value-type="float"/>
          <table:table-cell table:number-matrix-columns-spanned="1" table:number-matrix-rows-spanned="1" table:formula="of:=SUM([.Q3:.Q22]=[.$AK3:.$AK22])" office:value-type="float"/>
          <table:table-cell table:number-matrix-columns-spanned="1" table:number-matrix-rows-spanned="1" table:formula="of:=SUM([.R3:.R22]=[.$AL3:.$AL22])" office:value-type="float"/>
          <table:table-cell table:number-matrix-columns-spanned="1" table:number-matrix-rows-spanned="1" table:formula="of:=SUM([.S3:.S22]=[.$AM3:.$AM22])" office:value-type="float"/>
          <table:table-cell table:number-matrix-columns-spanned="1" table:number-matrix-rows-spanned="1" table:formula="of:=SUM([.T3:.T22]=[.$AN3:.$AN22])" office:value-type="float"/>
          <table:table-cell table:number-matrix-columns-spanned="1" table:number-matrix-rows-spanned="1" table:formula="of:=SUM([.U3:.U22]=[.$AO3:.$AO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AP3:.$AP22])" office:value-type="float"/>
          <table:table-cell table:number-matrix-columns-spanned="1" table:number-matrix-rows-spanned="1" table:formula="of:=SUM([.C3:.C22]&lt;[.$AQ3:.$AQ22])" office:value-type="float"/>
          <table:table-cell table:number-matrix-columns-spanned="1" table:number-matrix-rows-spanned="1" table:formula="of:=SUM([.D3:.D22]&lt;[.$AR3:.$AR22])" office:value-type="float"/>
          <table:table-cell table:number-matrix-columns-spanned="1" table:number-matrix-rows-spanned="1" table:formula="of:=SUM([.E3:.E22]&lt;[.$AS3:.$AS22])" office:value-type="float"/>
          <table:table-cell table:number-matrix-columns-spanned="1" table:number-matrix-rows-spanned="1" table:formula="of:=SUM([.F3:.F22]&lt;[.$AT3:.$AT22])" office:value-type="float"/>
          <table:table-cell table:number-matrix-columns-spanned="1" table:number-matrix-rows-spanned="1" table:formula="of:=SUM([.G3:.G22]&lt;[.$AU3:.$AU22])" office:value-type="float"/>
          <table:table-cell table:number-matrix-columns-spanned="1" table:number-matrix-rows-spanned="1" table:formula="of:=SUM([.H3:.H22]&lt;[.$AV3:.$AV22])" office:value-type="float"/>
          <table:table-cell table:number-matrix-columns-spanned="1" table:number-matrix-rows-spanned="1" table:formula="of:=SUM([.I3:.I22]&lt;[.$AW3:.$AW22])" office:value-type="float"/>
          <table:table-cell table:number-matrix-columns-spanned="1" table:number-matrix-rows-spanned="1" table:formula="of:=SUM([.J3:.J22]&lt;[.$AX3:.$AX22])" office:value-type="float"/>
          <table:table-cell table:number-matrix-columns-spanned="1" table:number-matrix-rows-spanned="1" table:formula="of:=SUM([.K3:.K22]&lt;[.$AY3:.$AY22])" office:value-type="float"/>
          <table:table-cell table:number-matrix-columns-spanned="1" table:number-matrix-rows-spanned="1" table:formula="of:=SUM([.L3:.L22]&lt;[.$AZ3:.$AZ22])" office:value-type="float"/>
          <table:table-cell table:number-matrix-columns-spanned="1" table:number-matrix-rows-spanned="1" table:formula="of:=SUM([.M3:.M22]&lt;[.$BA3:.$BA22])" office:value-type="float"/>
          <table:table-cell table:number-matrix-columns-spanned="1" table:number-matrix-rows-spanned="1" table:formula="of:=SUM([.N3:.N22]&lt;[.$BB3:.$BB22])" office:value-type="float"/>
          <table:table-cell table:number-matrix-columns-spanned="1" table:number-matrix-rows-spanned="1" table:formula="of:=SUM([.O3:.O22]&lt;[.$BC3:.$BC22])" office:value-type="float"/>
          <table:table-cell table:number-matrix-columns-spanned="1" table:number-matrix-rows-spanned="1" table:formula="of:=SUM([.P3:.P22]&lt;[.$BD3:.$BD22])" office:value-type="float"/>
          <table:table-cell table:number-matrix-columns-spanned="1" table:number-matrix-rows-spanned="1" table:formula="of:=SUM([.Q3:.Q22]&lt;[.$BE3:.$BE22])" office:value-type="float"/>
          <table:table-cell table:number-matrix-columns-spanned="1" table:number-matrix-rows-spanned="1" table:formula="of:=SUM([.R3:.R22]&lt;[.$BF3:.$BF22])" office:value-type="float"/>
          <table:table-cell table:number-matrix-columns-spanned="1" table:number-matrix-rows-spanned="1" table:formula="of:=SUM([.S3:.S22]&lt;[.$BG3:.$BG22])" office:value-type="float"/>
          <table:table-cell table:number-matrix-columns-spanned="1" table:number-matrix-rows-spanned="1" table:formula="of:=SUM([.T3:.T22]&lt;[.$BH3:.$BH22])" office:value-type="float"/>
          <table:table-cell table:number-matrix-columns-spanned="1" table:number-matrix-rows-spanned="1" table:formula="of:=SUM([.U3:.U22]&lt;[.$BI3:.$BI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AP3:.$AP22])" office:value-type="float"/>
          <table:table-cell table:number-matrix-columns-spanned="1" table:number-matrix-rows-spanned="1" table:formula="of:=SUM([.C3:.C22]&gt;[.$AQ3:.$AQ22])" office:value-type="float"/>
          <table:table-cell table:number-matrix-columns-spanned="1" table:number-matrix-rows-spanned="1" table:formula="of:=SUM([.D3:.D22]&gt;[.$AR3:.$AR22])" office:value-type="float"/>
          <table:table-cell table:number-matrix-columns-spanned="1" table:number-matrix-rows-spanned="1" table:formula="of:=SUM([.E3:.E22]&gt;[.$AS3:.$AS22])" office:value-type="float"/>
          <table:table-cell table:number-matrix-columns-spanned="1" table:number-matrix-rows-spanned="1" table:formula="of:=SUM([.F3:.F22]&gt;[.$AT3:.$AT22])" office:value-type="float"/>
          <table:table-cell table:number-matrix-columns-spanned="1" table:number-matrix-rows-spanned="1" table:formula="of:=SUM([.G3:.G22]&gt;[.$AU3:.$AU22])" office:value-type="float"/>
          <table:table-cell table:number-matrix-columns-spanned="1" table:number-matrix-rows-spanned="1" table:formula="of:=SUM([.H3:.H22]&gt;[.$AV3:.$AV22])" office:value-type="float"/>
          <table:table-cell table:number-matrix-columns-spanned="1" table:number-matrix-rows-spanned="1" table:formula="of:=SUM([.I3:.I22]&gt;[.$AW3:.$AW22])" office:value-type="float"/>
          <table:table-cell table:number-matrix-columns-spanned="1" table:number-matrix-rows-spanned="1" table:formula="of:=SUM([.J3:.J22]&gt;[.$AX3:.$AX22])" office:value-type="float"/>
          <table:table-cell table:number-matrix-columns-spanned="1" table:number-matrix-rows-spanned="1" table:formula="of:=SUM([.K3:.K22]&gt;[.$AY3:.$AY22])" office:value-type="float"/>
          <table:table-cell table:number-matrix-columns-spanned="1" table:number-matrix-rows-spanned="1" table:formula="of:=SUM([.L3:.L22]&gt;[.$AZ3:.$AZ22])" office:value-type="float"/>
          <table:table-cell table:number-matrix-columns-spanned="1" table:number-matrix-rows-spanned="1" table:formula="of:=SUM([.M3:.M22]&gt;[.$BA3:.$BA22])" office:value-type="float"/>
          <table:table-cell table:number-matrix-columns-spanned="1" table:number-matrix-rows-spanned="1" table:formula="of:=SUM([.N3:.N22]&gt;[.$BB3:.$BB22])" office:value-type="float"/>
          <table:table-cell table:number-matrix-columns-spanned="1" table:number-matrix-rows-spanned="1" table:formula="of:=SUM([.O3:.O22]&gt;[.$BC3:.$BC22])" office:value-type="float"/>
          <table:table-cell table:number-matrix-columns-spanned="1" table:number-matrix-rows-spanned="1" table:formula="of:=SUM([.P3:.P22]&gt;[.$BD3:.$BD22])" office:value-type="float"/>
          <table:table-cell table:number-matrix-columns-spanned="1" table:number-matrix-rows-spanned="1" table:formula="of:=SUM([.Q3:.Q22]&gt;[.$BE3:.$BE22])" office:value-type="float"/>
          <table:table-cell table:number-matrix-columns-spanned="1" table:number-matrix-rows-spanned="1" table:formula="of:=SUM([.R3:.R22]&gt;[.$BF3:.$BF22])" office:value-type="float"/>
          <table:table-cell table:number-matrix-columns-spanned="1" table:number-matrix-rows-spanned="1" table:formula="of:=SUM([.S3:.S22]&gt;[.$BG3:.$BG22])" office:value-type="float"/>
          <table:table-cell table:number-matrix-columns-spanned="1" table:number-matrix-rows-spanned="1" table:formula="of:=SUM([.T3:.T22]&gt;[.$BH3:.$BH22])" office:value-type="float"/>
          <table:table-cell table:number-matrix-columns-spanned="1" table:number-matrix-rows-spanned="1" table:formula="of:=SUM([.U3:.U22]&gt;[.$BI3:.$BI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V3:.$V6])^2)^0.5" office:value-type="float"/>
          <table:table-cell table:number-matrix-columns-spanned="1" table:number-matrix-rows-spanned="1" table:formula="of:=SUM(([.C3:.C6]-[.$W3:.$W6])^2)^0.5" office:value-type="float"/>
          <table:table-cell table:number-matrix-columns-spanned="1" table:number-matrix-rows-spanned="1" table:formula="of:=SUM(([.D3:.D6]-[.$X3:.$X6])^2)^0.5" office:value-type="float"/>
          <table:table-cell table:number-matrix-columns-spanned="1" table:number-matrix-rows-spanned="1" table:formula="of:=SUM(([.E3:.E6]-[.$Y3:.$Y6])^2)^0.5" office:value-type="float"/>
          <table:table-cell table:number-matrix-columns-spanned="1" table:number-matrix-rows-spanned="1" table:formula="of:=SUM(([.F3:.F6]-[.$Z3:.$Z6])^2)^0.5" office:value-type="float"/>
          <table:table-cell table:number-matrix-columns-spanned="1" table:number-matrix-rows-spanned="1" table:formula="of:=SUM(([.G3:.G6]-[.$AA3:.$AA6])^2)^0.5" office:value-type="float"/>
          <table:table-cell table:number-matrix-columns-spanned="1" table:number-matrix-rows-spanned="1" table:formula="of:=SUM(([.H3:.H6]-[.$AB3:.$AB6])^2)^0.5" office:value-type="float"/>
          <table:table-cell table:number-matrix-columns-spanned="1" table:number-matrix-rows-spanned="1" table:formula="of:=SUM(([.I3:.I6]-[.$AC3:.$AC6])^2)^0.5" office:value-type="float"/>
          <table:table-cell table:number-matrix-columns-spanned="1" table:number-matrix-rows-spanned="1" table:formula="of:=SUM(([.J3:.J6]-[.$AD3:.$AD6])^2)^0.5" office:value-type="float"/>
          <table:table-cell table:number-matrix-columns-spanned="1" table:number-matrix-rows-spanned="1" table:formula="of:=SUM(([.K3:.K6]-[.$AE3:.$AE6])^2)^0.5" office:value-type="float"/>
          <table:table-cell table:number-matrix-columns-spanned="1" table:number-matrix-rows-spanned="1" table:formula="of:=SUM(([.L3:.L6]-[.$AF3:.$AF6])^2)^0.5" office:value-type="float"/>
          <table:table-cell table:number-matrix-columns-spanned="1" table:number-matrix-rows-spanned="1" table:formula="of:=SUM(([.M3:.M6]-[.$AG3:.$AG6])^2)^0.5" office:value-type="float"/>
          <table:table-cell table:number-matrix-columns-spanned="1" table:number-matrix-rows-spanned="1" table:formula="of:=SUM(([.N3:.N6]-[.$AH3:.$AH6])^2)^0.5" office:value-type="float"/>
          <table:table-cell table:number-matrix-columns-spanned="1" table:number-matrix-rows-spanned="1" table:formula="of:=SUM(([.O3:.O6]-[.$AI3:.$AI6])^2)^0.5" office:value-type="float"/>
          <table:table-cell table:number-matrix-columns-spanned="1" table:number-matrix-rows-spanned="1" table:formula="of:=SUM(([.P3:.P6]-[.$AJ3:.$AJ6])^2)^0.5" office:value-type="float"/>
          <table:table-cell table:number-matrix-columns-spanned="1" table:number-matrix-rows-spanned="1" table:formula="of:=SUM(([.Q3:.Q6]-[.$AK3:.$AK6])^2)^0.5" office:value-type="float"/>
          <table:table-cell table:number-matrix-columns-spanned="1" table:number-matrix-rows-spanned="1" table:formula="of:=SUM(([.R3:.R6]-[.$AL3:.$AL6])^2)^0.5" office:value-type="float"/>
          <table:table-cell table:number-matrix-columns-spanned="1" table:number-matrix-rows-spanned="1" table:formula="of:=SUM(([.S3:.S6]-[.$AM3:.$AM6])^2)^0.5" office:value-type="float"/>
          <table:table-cell table:number-matrix-columns-spanned="1" table:number-matrix-rows-spanned="1" table:formula="of:=SUM(([.T3:.T6]-[.$AN3:.$AN6])^2)^0.5" office:value-type="float"/>
          <table:table-cell table:number-matrix-columns-spanned="1" table:number-matrix-rows-spanned="1" table:formula="of:=SUM(([.U3:.U6]-[.$AO3:.$AO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V3:.$V6])" office:value-type="float"/>
          <table:table-cell table:number-matrix-columns-spanned="1" table:number-matrix-rows-spanned="1" table:formula="of:=SUM([.C3:.C6]=[.$W3:.$W6])" office:value-type="float"/>
          <table:table-cell table:number-matrix-columns-spanned="1" table:number-matrix-rows-spanned="1" table:formula="of:=SUM([.D3:.D6]=[.$X3:.$X6])" office:value-type="float"/>
          <table:table-cell table:number-matrix-columns-spanned="1" table:number-matrix-rows-spanned="1" table:formula="of:=SUM([.E3:.E6]=[.$Y3:.$Y6])" office:value-type="float"/>
          <table:table-cell table:number-matrix-columns-spanned="1" table:number-matrix-rows-spanned="1" table:formula="of:=SUM([.F3:.F6]=[.$Z3:.$Z6])" office:value-type="float"/>
          <table:table-cell table:number-matrix-columns-spanned="1" table:number-matrix-rows-spanned="1" table:formula="of:=SUM([.G3:.G6]=[.$AA3:.$AA6])" office:value-type="float"/>
          <table:table-cell table:number-matrix-columns-spanned="1" table:number-matrix-rows-spanned="1" table:formula="of:=SUM([.H3:.H6]=[.$AB3:.$AB6])" office:value-type="float"/>
          <table:table-cell table:number-matrix-columns-spanned="1" table:number-matrix-rows-spanned="1" table:formula="of:=SUM([.I3:.I6]=[.$AC3:.$AC6])" office:value-type="float"/>
          <table:table-cell table:number-matrix-columns-spanned="1" table:number-matrix-rows-spanned="1" table:formula="of:=SUM([.J3:.J6]=[.$AD3:.$AD6])" office:value-type="float"/>
          <table:table-cell table:number-matrix-columns-spanned="1" table:number-matrix-rows-spanned="1" table:formula="of:=SUM([.K3:.K6]=[.$AE3:.$AE6])" office:value-type="float"/>
          <table:table-cell table:number-matrix-columns-spanned="1" table:number-matrix-rows-spanned="1" table:formula="of:=SUM([.L3:.L6]=[.$AF3:.$AF6])" office:value-type="float"/>
          <table:table-cell table:number-matrix-columns-spanned="1" table:number-matrix-rows-spanned="1" table:formula="of:=SUM([.M3:.M6]=[.$AG3:.$AG6])" office:value-type="float"/>
          <table:table-cell table:number-matrix-columns-spanned="1" table:number-matrix-rows-spanned="1" table:formula="of:=SUM([.N3:.N6]=[.$AH3:.$AH6])" office:value-type="float"/>
          <table:table-cell table:number-matrix-columns-spanned="1" table:number-matrix-rows-spanned="1" table:formula="of:=SUM([.O3:.O6]=[.$AI3:.$AI6])" office:value-type="float"/>
          <table:table-cell table:number-matrix-columns-spanned="1" table:number-matrix-rows-spanned="1" table:formula="of:=SUM([.P3:.P6]=[.$AJ3:.$AJ6])" office:value-type="float"/>
          <table:table-cell table:number-matrix-columns-spanned="1" table:number-matrix-rows-spanned="1" table:formula="of:=SUM([.Q3:.Q6]=[.$AK3:.$AK6])" office:value-type="float"/>
          <table:table-cell table:number-matrix-columns-spanned="1" table:number-matrix-rows-spanned="1" table:formula="of:=SUM([.R3:.R6]=[.$AL3:.$AL6])" office:value-type="float"/>
          <table:table-cell table:number-matrix-columns-spanned="1" table:number-matrix-rows-spanned="1" table:formula="of:=SUM([.S3:.S6]=[.$AM3:.$AM6])" office:value-type="float"/>
          <table:table-cell table:number-matrix-columns-spanned="1" table:number-matrix-rows-spanned="1" table:formula="of:=SUM([.T3:.T6]=[.$AN3:.$AN6])" office:value-type="float"/>
          <table:table-cell table:number-matrix-columns-spanned="1" table:number-matrix-rows-spanned="1" table:formula="of:=SUM([.U3:.U6]=[.$AO3:.$AO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AP3:.$AP6])" office:value-type="float"/>
          <table:table-cell table:number-matrix-columns-spanned="1" table:number-matrix-rows-spanned="1" table:formula="of:=SUM([.C3:.C6]&lt;[.$AQ3:.$AQ6])" office:value-type="float"/>
          <table:table-cell table:number-matrix-columns-spanned="1" table:number-matrix-rows-spanned="1" table:formula="of:=SUM([.D3:.D6]&lt;[.$AR3:.$AR6])" office:value-type="float"/>
          <table:table-cell table:number-matrix-columns-spanned="1" table:number-matrix-rows-spanned="1" table:formula="of:=SUM([.E3:.E6]&lt;[.$AS3:.$AS6])" office:value-type="float"/>
          <table:table-cell table:number-matrix-columns-spanned="1" table:number-matrix-rows-spanned="1" table:formula="of:=SUM([.F3:.F6]&lt;[.$AT3:.$AT6])" office:value-type="float"/>
          <table:table-cell table:number-matrix-columns-spanned="1" table:number-matrix-rows-spanned="1" table:formula="of:=SUM([.G3:.G6]&lt;[.$AU3:.$AU6])" office:value-type="float"/>
          <table:table-cell table:number-matrix-columns-spanned="1" table:number-matrix-rows-spanned="1" table:formula="of:=SUM([.H3:.H6]&lt;[.$AV3:.$AV6])" office:value-type="float"/>
          <table:table-cell table:number-matrix-columns-spanned="1" table:number-matrix-rows-spanned="1" table:formula="of:=SUM([.I3:.I6]&lt;[.$AW3:.$AW6])" office:value-type="float"/>
          <table:table-cell table:number-matrix-columns-spanned="1" table:number-matrix-rows-spanned="1" table:formula="of:=SUM([.J3:.J6]&lt;[.$AX3:.$AX6])" office:value-type="float"/>
          <table:table-cell table:number-matrix-columns-spanned="1" table:number-matrix-rows-spanned="1" table:formula="of:=SUM([.K3:.K6]&lt;[.$AY3:.$AY6])" office:value-type="float"/>
          <table:table-cell table:number-matrix-columns-spanned="1" table:number-matrix-rows-spanned="1" table:formula="of:=SUM([.L3:.L6]&lt;[.$AZ3:.$AZ6])" office:value-type="float"/>
          <table:table-cell table:number-matrix-columns-spanned="1" table:number-matrix-rows-spanned="1" table:formula="of:=SUM([.M3:.M6]&lt;[.$BA3:.$BA6])" office:value-type="float"/>
          <table:table-cell table:number-matrix-columns-spanned="1" table:number-matrix-rows-spanned="1" table:formula="of:=SUM([.N3:.N6]&lt;[.$BB3:.$BB6])" office:value-type="float"/>
          <table:table-cell table:number-matrix-columns-spanned="1" table:number-matrix-rows-spanned="1" table:formula="of:=SUM([.O3:.O6]&lt;[.$BC3:.$BC6])" office:value-type="float"/>
          <table:table-cell table:number-matrix-columns-spanned="1" table:number-matrix-rows-spanned="1" table:formula="of:=SUM([.P3:.P6]&lt;[.$BD3:.$BD6])" office:value-type="float"/>
          <table:table-cell table:number-matrix-columns-spanned="1" table:number-matrix-rows-spanned="1" table:formula="of:=SUM([.Q3:.Q6]&lt;[.$BE3:.$BE6])" office:value-type="float"/>
          <table:table-cell table:number-matrix-columns-spanned="1" table:number-matrix-rows-spanned="1" table:formula="of:=SUM([.R3:.R6]&lt;[.$BF3:.$BF6])" office:value-type="float"/>
          <table:table-cell table:number-matrix-columns-spanned="1" table:number-matrix-rows-spanned="1" table:formula="of:=SUM([.S3:.S6]&lt;[.$BG3:.$BG6])" office:value-type="float"/>
          <table:table-cell table:number-matrix-columns-spanned="1" table:number-matrix-rows-spanned="1" table:formula="of:=SUM([.T3:.T6]&lt;[.$BH3:.$BH6])" office:value-type="float"/>
          <table:table-cell table:number-matrix-columns-spanned="1" table:number-matrix-rows-spanned="1" table:formula="of:=SUM([.U3:.U6]&lt;[.$BI3:.$BI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AP3:.$AP6])" office:value-type="float"/>
          <table:table-cell table:number-matrix-columns-spanned="1" table:number-matrix-rows-spanned="1" table:formula="of:=SUM([.C3:.C6]&gt;[.$AQ3:.$AQ6])" office:value-type="float"/>
          <table:table-cell table:number-matrix-columns-spanned="1" table:number-matrix-rows-spanned="1" table:formula="of:=SUM([.D3:.D6]&gt;[.$AR3:.$AR6])" office:value-type="float"/>
          <table:table-cell table:number-matrix-columns-spanned="1" table:number-matrix-rows-spanned="1" table:formula="of:=SUM([.E3:.E6]&gt;[.$AS3:.$AS6])" office:value-type="float"/>
          <table:table-cell table:number-matrix-columns-spanned="1" table:number-matrix-rows-spanned="1" table:formula="of:=SUM([.F3:.F6]&gt;[.$AT3:.$AT6])" office:value-type="float"/>
          <table:table-cell table:number-matrix-columns-spanned="1" table:number-matrix-rows-spanned="1" table:formula="of:=SUM([.G3:.G6]&gt;[.$AU3:.$AU6])" office:value-type="float"/>
          <table:table-cell table:number-matrix-columns-spanned="1" table:number-matrix-rows-spanned="1" table:formula="of:=SUM([.H3:.H6]&gt;[.$AV3:.$AV6])" office:value-type="float"/>
          <table:table-cell table:number-matrix-columns-spanned="1" table:number-matrix-rows-spanned="1" table:formula="of:=SUM([.I3:.I6]&gt;[.$AW3:.$AW6])" office:value-type="float"/>
          <table:table-cell table:number-matrix-columns-spanned="1" table:number-matrix-rows-spanned="1" table:formula="of:=SUM([.J3:.J6]&gt;[.$AX3:.$AX6])" office:value-type="float"/>
          <table:table-cell table:number-matrix-columns-spanned="1" table:number-matrix-rows-spanned="1" table:formula="of:=SUM([.K3:.K6]&gt;[.$AY3:.$AY6])" office:value-type="float"/>
          <table:table-cell table:number-matrix-columns-spanned="1" table:number-matrix-rows-spanned="1" table:formula="of:=SUM([.L3:.L6]&gt;[.$AZ3:.$AZ6])" office:value-type="float"/>
          <table:table-cell table:number-matrix-columns-spanned="1" table:number-matrix-rows-spanned="1" table:formula="of:=SUM([.M3:.M6]&gt;[.$BA3:.$BA6])" office:value-type="float"/>
          <table:table-cell table:number-matrix-columns-spanned="1" table:number-matrix-rows-spanned="1" table:formula="of:=SUM([.N3:.N6]&gt;[.$BB3:.$BB6])" office:value-type="float"/>
          <table:table-cell table:number-matrix-columns-spanned="1" table:number-matrix-rows-spanned="1" table:formula="of:=SUM([.O3:.O6]&gt;[.$BC3:.$BC6])" office:value-type="float"/>
          <table:table-cell table:number-matrix-columns-spanned="1" table:number-matrix-rows-spanned="1" table:formula="of:=SUM([.P3:.P6]&gt;[.$BD3:.$BD6])" office:value-type="float"/>
          <table:table-cell table:number-matrix-columns-spanned="1" table:number-matrix-rows-spanned="1" table:formula="of:=SUM([.Q3:.Q6]&gt;[.$BE3:.$BE6])" office:value-type="float"/>
          <table:table-cell table:number-matrix-columns-spanned="1" table:number-matrix-rows-spanned="1" table:formula="of:=SUM([.R3:.R6]&gt;[.$BF3:.$BF6])" office:value-type="float"/>
          <table:table-cell table:number-matrix-columns-spanned="1" table:number-matrix-rows-spanned="1" table:formula="of:=SUM([.S3:.S6]&gt;[.$BG3:.$BG6])" office:value-type="float"/>
          <table:table-cell table:number-matrix-columns-spanned="1" table:number-matrix-rows-spanned="1" table:formula="of:=SUM([.T3:.T6]&gt;[.$BH3:.$BH6])" office:value-type="float"/>
          <table:table-cell table:number-matrix-columns-spanned="1" table:number-matrix-rows-spanned="1" table:formula="of:=SUM([.U3:.U6]&gt;[.$BI3:.$BI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